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C00000068F9DB1C1FE34B0044.png" manifest:media-type="image/png"/>
  <manifest:file-entry manifest:full-path="Pictures/100002010000005C000000369B5431682FEB041C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6000000030A49186030E6D7E8D.png" manifest:media-type="image/png"/>
  <manifest:file-entry manifest:full-path="Pictures/100002010000004C0000002C960E34AF81DBBCC7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/>
      <style:text-properties fo:font-size="96pt"/>
    </style:style>
    <style:style style:name="P12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49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1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2" draw:text-style-name="P12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3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3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frame draw:style-name="gr5" draw:text-style-name="P1" draw:layer="layout" svg:width="7.148cm" svg:height="1.168cm" svg:x="8.79cm" svg:y="1.362cm">
          <draw:image xlink:href="Pictures/100002010000027C00000068F9DB1C1FE34B0044.png" xlink:type="simple" xlink:show="embed" xlink:actuate="onLoad" loext:mime-type="image/png">
            <text:p/>
          </draw:image>
        </draw:frame>
        <draw:line draw:style-name="gr41" draw:text-style-name="P4" draw:layer="layout" svg:x1="12.446cm" svg:y1="1.016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21T20:17:19.696205697</dc:date>
    <meta:editing-duration>PT1H54M18S</meta:editing-duration>
    <meta:editing-cycles>11</meta:editing-cycles>
    <meta:generator>LibreOffice/6.3.3.2$MacOSX_X86_64 LibreOffice_project/a64200df03143b798afd1ec74a12ab50359878ed</meta:generator>
    <meta:document-statistic meta:object-count="141"/>
  </office:meta>
</office:document-meta>
</file>